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B000001F76E2B95433A4981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949cm" draw:marker-end-width="0.949cm" draw:fill="none" draw:textarea-horizontal-align="justify" draw:textarea-vertical-align="middle" draw:auto-grow-height="false" fo:min-height="0.473cm" fo:min-width="15.5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ff3333" draw:marker-start-width="0.949cm" draw:marker-end-width="0.949cm" draw:fill="none" draw:textarea-horizontal-align="justify" draw:textarea-vertical-align="middle" draw:auto-grow-height="false" fo:min-height="0.575cm" fo:min-width="5.54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10.545cm" draw:z-index="0"><draw:image xlink:href="Pictures/100002010000032B000001F76E2B95433A49814B.png" xlink:type="simple" xlink:show="embed" xlink:actuate="onLoad"/></draw:frame><draw:custom-shape text:anchor-type="paragraph" draw:z-index="1" draw:name="シェイプ1" draw:style-name="gr1" draw:text-style-name="P1" svg:width="15.849cm" svg:height="0.742cm" svg:x="0.998cm" svg:y="7.9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シェイプ2" draw:style-name="gr2" draw:text-style-name="P1" svg:width="5.61cm" svg:height="0.636cm" svg:x="1.051cm" svg:y="9.9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4S</meta:editing-duration>
    <meta:editing-cycles>4</meta:editing-cycles>
    <meta:generator>LibreOffice/5.2.3.3$Windows_X86_64 LibreOffice_project/d54a8868f08a7b39642414cf2c8ef2f228f780cf</meta:generator>
    <dc:date>2016-12-25T17:55:55.928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